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5, 2021 (08:33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oreword"/>Foreword<text:bookmark-end text:name="foreword"/></text:h>
      <text:p text:style-name="First_20_paragraph">This document contains useful keyboard shortcuts for different operating systems and IDEs. We use the following symbol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ommon 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⇧</text:p>
          </table:table-cell>
          <table:table-cell table:style-name="TableRowCell" office:value-type="string">
            <text:p text:style-name="Table_20_Contents">Shift</text:p>
          </table:table-cell>
        </table:table-row>
        <table:table-row>
          <table:table-cell table:style-name="TableRowCell" office:value-type="string">
            <text:p text:style-name="Table_20_Contents">⌥</text:p>
          </table:table-cell>
          <table:table-cell table:style-name="TableRowCell" office:value-type="string">
            <text:p text:style-name="Table_20_Contents">Option (or Alt)</text:p>
          </table:table-cell>
        </table:table-row>
        <table:table-row>
          <table:table-cell table:style-name="TableRowCell" office:value-type="string">
            <text:p text:style-name="Table_20_Contents">⌘</text:p>
          </table:table-cell>
          <table:table-cell table:style-name="TableRowCell" office:value-type="string">
            <text:p text:style-name="Table_20_Contents">Command (or Cmd)</text:p>
          </table:table-cell>
        </table:table-row>
        <table:table-row>
          <table:table-cell table:style-name="TableRowCell" office:value-type="string">
            <text:p text:style-name="Table_20_Contents">↵</text:p>
          </table:table-cell>
          <table:table-cell table:style-name="TableRowCell" office:value-type="string">
            <text:p text:style-name="Table_20_Contents">(Carriage) Return</text:p>
          </table:table-cell>
        </table:table-row>
      </table:table>
      <text:p text:style-name="First_20_paragraph">The sections labeled with the star symbol (“*”)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1" text:outline-level="1"><text:bookmark-start text:name="useful-shortcuts"/>Useful Shortcuts<text:bookmark-end text:name="useful-shortcuts"/></text:h>
      <text:h text:style-name="Heading_20_2" text:outline-level="2"><text:bookmark-start text:name="build-solution"/>Build solution<text:bookmark-end text:name="build-solution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⌥ + ⌘ + ↵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16T00:33:21Z</meta:creation-date>
    <dc:date>2021-09-16T00:33:21Z</dc:date>
    <meta:user-defined meta:name="date" meta:value-type="string">September  15, 2021 (08:33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